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4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cd90d" officeooo:paragraph-rsid="027cd90d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8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a66f9f"/>
    </style:style>
    <style:style style:name="P93" style:family="paragraph" style:parent-style-name="Heading_20_1">
      <style:paragraph-properties fo:text-align="center" style:justify-single-word="false"/>
    </style:style>
    <style:style style:name="P9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9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1b67eef"/>
    </style:style>
    <style:style style:name="T26" style:family="text">
      <style:text-properties officeooo:rsid="01b920d3"/>
    </style:style>
    <style:style style:name="T27" style:family="text">
      <style:text-properties officeooo:rsid="01bae22a"/>
    </style:style>
    <style:style style:name="T28" style:family="text">
      <style:text-properties officeooo:rsid="01be128d"/>
    </style:style>
    <style:style style:name="T29" style:family="text">
      <style:text-properties officeooo:rsid="01f840b2"/>
    </style:style>
    <style:style style:name="T30" style:family="text">
      <style:text-properties officeooo:rsid="01f9d13d"/>
    </style:style>
    <style:style style:name="T31" style:family="text">
      <style:text-properties officeooo:rsid="01fb7696"/>
    </style:style>
    <style:style style:name="T32" style:family="text">
      <style:text-properties officeooo:rsid="0202a82d"/>
    </style:style>
    <style:style style:name="T33" style:family="text">
      <style:text-properties officeooo:rsid="02041dc8"/>
    </style:style>
    <style:style style:name="T34" style:family="text">
      <style:text-properties officeooo:rsid="0205c151"/>
    </style:style>
    <style:style style:name="T35" style:family="text">
      <style:text-properties officeooo:rsid="0208e049"/>
    </style:style>
    <style:style style:name="T36" style:family="text">
      <style:text-properties officeooo:rsid="020a3d15"/>
    </style:style>
    <style:style style:name="T37" style:family="text">
      <style:text-properties officeooo:rsid="02100c61"/>
    </style:style>
    <style:style style:name="T38" style:family="text">
      <style:text-properties officeooo:rsid="0210db72"/>
    </style:style>
    <style:style style:name="T39" style:family="text">
      <style:text-properties officeooo:rsid="02115bd8"/>
    </style:style>
    <style:style style:name="T40" style:family="text">
      <style:text-properties officeooo:rsid="021209a0"/>
    </style:style>
    <style:style style:name="T41" style:family="text">
      <style:text-properties officeooo:rsid="02136901"/>
    </style:style>
    <style:style style:name="T42" style:family="text">
      <style:text-properties officeooo:rsid="02142096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92e7" style:font-style-asian="normal" style:font-style-complex="normal"/>
    </style:style>
    <style:style style:name="T45" style:family="text">
      <style:text-properties fo:font-style="normal" officeooo:rsid="021a2504" style:font-style-asian="normal" style:font-style-complex="normal"/>
    </style:style>
    <style:style style:name="T46" style:family="text">
      <style:text-properties fo:font-style="normal" fo:background-color="#ffff00" loext:char-shading-value="0" style:font-style-asian="normal" style:font-style-complex="normal"/>
    </style:style>
    <style:style style:name="T47" style:family="text">
      <style:text-properties officeooo:rsid="021917bb"/>
    </style:style>
    <style:style style:name="T48" style:family="text">
      <style:text-properties officeooo:rsid="021a2504"/>
    </style:style>
    <style:style style:name="T49" style:family="text">
      <style:text-properties officeooo:rsid="021b3398"/>
    </style:style>
    <style:style style:name="T50" style:family="text">
      <style:text-properties officeooo:rsid="021cbee4"/>
    </style:style>
    <style:style style:name="T51" style:family="text">
      <style:text-properties officeooo:rsid="021d9dba"/>
    </style:style>
    <style:style style:name="T52" style:family="text">
      <style:text-properties officeooo:rsid="0226fa49"/>
    </style:style>
    <style:style style:name="T53" style:family="text">
      <style:text-properties officeooo:rsid="02288497"/>
    </style:style>
    <style:style style:name="T54" style:family="text">
      <style:text-properties officeooo:rsid="0229de7e"/>
    </style:style>
    <style:style style:name="T55" style:family="text">
      <style:text-properties officeooo:rsid="0229ff47"/>
    </style:style>
    <style:style style:name="T56" style:family="text">
      <style:text-properties officeooo:rsid="022cc65b"/>
    </style:style>
    <style:style style:name="T57" style:family="text">
      <style:text-properties officeooo:rsid="0230aa03"/>
    </style:style>
    <style:style style:name="T58" style:family="text">
      <style:text-properties officeooo:rsid="023261c2"/>
    </style:style>
    <style:style style:name="T59" style:family="text">
      <style:text-properties officeooo:rsid="023761d7"/>
    </style:style>
    <style:style style:name="T60" style:family="text">
      <style:text-properties officeooo:rsid="023ce0d4"/>
    </style:style>
    <style:style style:name="T61" style:family="text">
      <style:text-properties officeooo:rsid="02403a96"/>
    </style:style>
    <style:style style:name="T62" style:family="text">
      <style:text-properties officeooo:rsid="02415db1"/>
    </style:style>
    <style:style style:name="T63" style:family="text">
      <style:text-properties officeooo:rsid="024342c7"/>
    </style:style>
    <style:style style:name="T64" style:family="text">
      <style:text-properties officeooo:rsid="024638d3"/>
    </style:style>
    <style:style style:name="T65" style:family="text">
      <style:text-properties officeooo:rsid="024c971b"/>
    </style:style>
    <style:style style:name="T66" style:family="text">
      <style:text-properties officeooo:rsid="02523688"/>
    </style:style>
    <style:style style:name="T67" style:family="text">
      <style:text-properties officeooo:rsid="025802c7"/>
    </style:style>
    <style:style style:name="T68" style:family="text">
      <style:text-properties officeooo:rsid="02581e20"/>
    </style:style>
    <style:style style:name="T69" style:family="text">
      <style:text-properties officeooo:rsid="025adcc1"/>
    </style:style>
    <style:style style:name="T70" style:family="text">
      <style:text-properties officeooo:rsid="025ceee7"/>
    </style:style>
    <style:style style:name="T71" style:family="text">
      <style:text-properties officeooo:rsid="025e8921"/>
    </style:style>
    <style:style style:name="T72" style:family="text">
      <style:text-properties officeooo:rsid="025f6304"/>
    </style:style>
    <style:style style:name="T73" style:family="text">
      <style:text-properties officeooo:rsid="02636c1c"/>
    </style:style>
    <style:style style:name="T74" style:family="text">
      <style:text-properties officeooo:rsid="0264de71"/>
    </style:style>
    <style:style style:name="T75" style:family="text">
      <style:text-properties officeooo:rsid="02653ee3"/>
    </style:style>
    <style:style style:name="T76" style:family="text">
      <style:text-properties officeooo:rsid="0267c7a0"/>
    </style:style>
    <style:style style:name="T77" style:family="text">
      <style:text-properties officeooo:rsid="026c2deb"/>
    </style:style>
    <style:style style:name="T78" style:family="text">
      <style:text-properties officeooo:rsid="026cb769"/>
    </style:style>
    <style:style style:name="T79" style:family="text">
      <style:text-properties officeooo:rsid="026d6009"/>
    </style:style>
    <style:style style:name="T80" style:family="text">
      <style:text-properties officeooo:rsid="026e8f00"/>
    </style:style>
    <style:style style:name="T81" style:family="text">
      <style:text-properties officeooo:rsid="025adcc1" fo:background-color="#ffff00" loext:char-shading-value="0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2852a5e" fo:background-color="#ffff00" loext:char-shading-value="0"/>
    </style:style>
    <style:style style:name="T84" style:family="text">
      <style:text-properties officeooo:rsid="02769fb7" fo:background-color="#ffff00" loext:char-shading-value="0"/>
    </style:style>
    <style:style style:name="T85" style:family="text">
      <style:text-properties officeooo:rsid="02769fb7" fo:background-color="#ffff00" loext:char-shading-value="0"/>
    </style:style>
    <style:style style:name="T86" style:family="text">
      <style:text-properties officeooo:rsid="02a2fdcb" fo:background-color="#ffff00" loext:char-shading-value="0"/>
    </style:style>
    <style:style style:name="T87" style:family="text">
      <style:text-properties officeooo:rsid="02736073"/>
    </style:style>
    <style:style style:name="T88" style:family="text">
      <style:text-properties officeooo:rsid="02747e81"/>
    </style:style>
    <style:style style:name="T89" style:family="text">
      <style:text-properties officeooo:rsid="02769fb7"/>
    </style:style>
    <style:style style:name="T90" style:family="text">
      <style:text-properties officeooo:rsid="027793d5"/>
    </style:style>
    <style:style style:name="T91" style:family="text">
      <style:text-properties officeooo:rsid="0278d59e"/>
    </style:style>
    <style:style style:name="T92" style:family="text">
      <style:text-properties officeooo:rsid="027fea0b"/>
    </style:style>
    <style:style style:name="T93" style:family="text">
      <style:text-properties officeooo:rsid="02852a5e"/>
    </style:style>
    <style:style style:name="T94" style:family="text">
      <style:text-properties officeooo:rsid="028803ef"/>
    </style:style>
    <style:style style:name="T95" style:family="text">
      <style:text-properties officeooo:rsid="0289dc1f"/>
    </style:style>
    <style:style style:name="T96" style:family="text">
      <style:text-properties style:use-window-font-color="true" officeooo:rsid="0289dc1f" fo:background-color="transparent" loext:char-shading-value="0"/>
    </style:style>
    <style:style style:name="T97" style:family="text">
      <style:text-properties style:use-window-font-color="true" officeooo:rsid="028aa05a" fo:background-color="transparent" loext:char-shading-value="0"/>
    </style:style>
    <style:style style:name="T98" style:family="text">
      <style:text-properties style:use-window-font-color="true" officeooo:rsid="028b6b12" fo:background-color="transparent" loext:char-shading-value="0"/>
    </style:style>
    <style:style style:name="T99" style:family="text">
      <style:text-properties style:use-window-font-color="true" officeooo:rsid="0290cdd4" fo:background-color="transparent" loext:char-shading-value="0"/>
    </style:style>
    <style:style style:name="T100" style:family="text">
      <style:text-properties officeooo:rsid="0290cdd4"/>
    </style:style>
    <style:style style:name="T101" style:family="text">
      <style:text-properties officeooo:rsid="026e43dc"/>
    </style:style>
    <style:style style:name="T102" style:family="text">
      <style:text-properties officeooo:rsid="029525af"/>
    </style:style>
    <style:style style:name="T103" style:family="text">
      <style:text-properties officeooo:rsid="0295318b"/>
    </style:style>
    <style:style style:name="T104" style:family="text">
      <style:text-properties officeooo:rsid="0299994e"/>
    </style:style>
    <style:style style:name="T105" style:family="text">
      <style:text-properties officeooo:rsid="029a8140"/>
    </style:style>
    <style:style style:name="T106" style:family="text">
      <style:text-properties officeooo:rsid="02a2fd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Семь вечностей</text:h>
      <text:p text:style-name="P11">(<text:span text:style-name="T74">ниспада</text:span>ющее безумие)</text:p>
      <text:p text:style-name="P1"/>
      <text:h text:style-name="P95" text:outline-level="2">I</text:h>
      <text:p text:style-name="P76">009 Sound System – DreamScape <text:span text:style-name="T92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25"><text:a xlink:type="simple" xlink:href="https://www.youtube.com/watch?v=rvk5D1iI2LA" text:style-name="Internet_20_link" text:visited-style-name="Visited_20_Internet_20_Link">https://www.youtube.com/watch?v=rvk5D1iI2LA</text:a></text:p>
      <text:h text:style-name="P94" text:outline-level="1">Mark Knopfler - Marbletown - Córdoba 2010 </text:h>
      <text:p text:style-name="P25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5">ые</text:span> <text:span text:style-name="T25">шмотки</text:span> в <text:span text:style-name="T32">мешок</text:span> и утрамбовывая <text:span text:style-name="T25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7"/>
      <text:p text:style-name="P17">- <text:span text:style-name="T27">Они приближаются! Я слышала их горн</text:span><text:span text:style-name="T22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2">мешок</text:span>. Тот жалобно скрипнул.</text:p>
      <text:p text:style-name="P18"/>
      <text:p text:style-name="P18">- <text:span text:style-name="T26">Да вставай же!</text:span></text:p>
      <text:p text:style-name="P19">Не дождавшись, Джет нетерпеливо прыгнула ко мне и, поддев мордой, перевела в сидячее положение.</text:p>
      <text:p text:style-name="P19"><text:span text:style-name="T32">Мешок</text:span>, облегчённо крякнув, вывалил половину содержимого на землю.</text:p>
      <text:p text:style-name="P19"/>
      <text:p text:style-name="P20"><text:soft-page-break/>Две недели! Две грёбаные недели мы скрытно пробираемся к <text:span text:style-name="T29">проклятому лесу</text:span>, как какие-то <text:span text:style-name="T28">беглые каторжники</text:span>. <text:span text:style-name="T30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4">Со старым <text:span text:style-name="T24">Ониксом</text:span> шутки плохи – всё чаще по дороге нам встречаются обглоданные кости и разгрызенные черепа. <text:span text:style-name="T31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6"/>
      <text:p text:style-name="P26">Но самое опасное – даже не сам <text:span text:style-name="T106">Оникс</text:span>. <text:span text:style-name="T38">Нееет, чешуйчатый самовар вылетает из логова</text:span> <text:span text:style-name="T3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6"/>
      <text:p text:style-name="P78">За нами. Гонятся. Чёртовы. Чокнутые. Пони.</text:p>
      <text:p text:style-name="P79"/>
      <text:p text:style-name="P79">Если бы <text:span text:style-name="T34">я</text:span> когда-нибудь <text:span text:style-name="T38">узнал</text:span>, что <text:span text:style-name="T3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80">Вот только шуточка встала бы <text:span text:style-name="T37">мне </text:span>поперёк горла, если б я знал, что <text:span text:style-name="T38">этот </text:span>вождь верховодит табуном агрессивных мускулистых битюгов, а дочурка <text:span text:style-name="T36">его </text:span>– <text:span text:style-name="T35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81"/>
      <text:p text:style-name="P82">Ну вот кто заставил тебя улыбнуться Дейдре, Хуман? Ведь всё так неплохо шло…</text:p>
      <text:p text:style-name="P28"/>
      <text:p text:style-name="P30">***</text:p>
      <text:p text:style-name="P28"/>
      <text:p text:style-name="P28">- Да ты совсем чокнулась, коняга долбанутая! - заорал я, как только <text:span text:style-name="T40">вынырнул</text:span>, - я же мог разбиться!!!</text:p>
      <text:p text:style-name="P28">- Ты хочешь сказать, что сгореть было бы лучшим вариантом? - <text:span text:style-name="T40">пегаска, пошатываясь, вышла из воды и</text:span> устало растяну<text:span text:style-name="T40">лась</text:span> на берегу. - <text:span text:style-name="T39">Я же не дала нам погибнуть, видишь. У меня всё под контролем.</text:span></text:p>
      <text:p text:style-name="P28">- <text:span text:style-name="T3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28"/>
      <text:p text:style-name="P32">Пегаска <text:span text:style-name="T48">сникла.</text:span></text:p>
      <text:p text:style-name="P31">- Не могла…</text:p>
      <text:p text:style-name="P31"><text:span text:style-name="T49">Она </text:span>молча, <text:span text:style-name="T49">не попытавшись смахнуть воду,</text:span> отвернулась и развернула крыло. <text:span text:style-name="T41">Где-то на половине длины второго сустава оно безжизненно свисало под неестественным углом.</text:span></text:p>
      <text:p text:style-name="P31"><text:soft-page-break/>- <text:span text:style-name="T41">Если бы могла летать - не задержалась бы в гнезде Агамемнона… Сломала вчера на вираже, когда уходила от погони.</text:span></text:p>
      <text:p text:style-name="P31"/>
      <text:p text:style-name="P34">У меня пересохло в горле.</text:p>
      <text:p text:style-name="P34"><text:span text:style-name="T44">- </text:span><text:span text:style-name="T43">А как же..? </text:span><text:span text:style-name="T45">Ох… </text:span><text:span text:style-name="T43">- я хотел было спросить, </text:span><text:span text:style-name="T46">как она планировала уходить от Агамемнона</text:span><text:span text:style-name="T43">, но запнулся.</text:span></text:p>
      <text:p text:style-name="P35"/>
      <text:p text:style-name="P35">Иногда ты довольно туго соображаешь, <text:span text:style-name="T47">чувак</text:span>!</text:p>
      <text:p text:style-name="P35"/>
      <text:p text:style-name="P35">Я примирительно потрепал <text:span text:style-name="T47">пегаску по </text:span>голуб<text:span text:style-name="T48">ой</text:span> грив<text:span text:style-name="T47">е и неумело погладил по крупу, стряхивая воду</text:span>.</text:p>
      <text:p text:style-name="P35">- Извини, <text:span text:style-name="T49">подруга</text:span>. <text:span text:style-name="T48">Я ступил.</text:span></text:p>
      <text:p text:style-name="P35"/>
      <text:p text:style-name="P37">Та повернулась и <text:span text:style-name="T48">по улыбке во всю ширину мордахи я понял, что прощён.</text:span></text:p>
      <text:p text:style-name="P31"/>
      <text:p text:style-name="P31">- <text:span text:style-name="T50">Друзья зовут меня Джет.</text:span></text:p>
      <text:p text:style-name="P31">- <text:span text:style-name="T50">Здорово, Джет! А меня зовут… Эмм…</text:span></text:p>
      <text:p text:style-name="P31"/>
      <text:p text:style-name="P38">Блин! Похоже, это ещё одна вещь, которую я не помню.</text:p>
      <text:p text:style-name="P31"/>
      <text:p text:style-name="P31">- <text:span text:style-name="T51">Называй меня… Эмм… Хуман! Хуман из рода Хомо Сапиенсов.</text:span></text:p>
      <text:p text:style-name="P31">- <text:span text:style-name="T51">Привет, Хуман! - пегаска с улыбкой зажала мою руку копытами и потрясла.</text:span></text:p>
      <text:p text:style-name="P31">- <text:span text:style-name="T51">Привет, Джет!</text:span></text:p>
      <text:p text:style-name="P31">- <text:span text:style-name="T51">Привет, красавчики!</text:span></text:p>
      <text:p text:style-name="P31"/>
      <text:p text:style-name="P31">…</text:p>
      <text:p text:style-name="P31"/>
      <text:p text:style-name="P39">Мы обернулись на голос и узрели с полдюжины коп<text:span text:style-name="T52">и</text:span>й, чуть ли не утыкающихся нам в носы.</text:p>
      <text:p text:style-name="P40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4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0"/>
      <text:p text:style-name="P41">- <text:span text:style-name="T55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1"/>
      <text:p text:style-name="P46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2">В грудь Джет упиралось копьё крохотной поньки с гривой ёршиком.</text:p>
      <text:p text:style-name="P42"/>
      <text:p text:style-name="P42">- Хорошая попытка, - расплылась в ехидной улыбке малютка, - но устраивать засады нас учат с младенчества. <text:span text:style-name="T56">Крылатым этого не понять, правда?</text:span></text:p>
      <text:p text:style-name="P42"/>
      <text:p text:style-name="P43">Тут до меня дошло, что крыльев у этих оборванцев не наблюдается.</text:p>
      <text:p text:style-name="P43"/>
      <text:p text:style-name="P44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7">Ноги и крылья. Очень туго. </text:span>И тогда они уже не могут бежать. И сердить нас. <text:span text:style-name="T59">А к пегасам ещё приковываем гирю.</text:span> Всё просто, усекли? <text:span text:style-name="T58">И нам плевать, что у пегаски крыло гнётся в обе стороны</text:span>, - <text:span text:style-name="T57">о</text:span>на <text:span text:style-name="T58">насмешливо кивнула</text:span> Джет.</text:p>
      <text:p text:style-name="P44"/>
      <text:p text:style-name="P44">Та мрачно стояла, сцепив зубы.</text:p>
      <text:p text:style-name="P43"/>
      <text:p text:style-name="P43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3"/>
      <text:p text:style-name="P45">Её собеседница только хмыкнула.</text:p>
      <text:p text:style-name="P45"/>
      <text:p text:style-name="P45">- Хорош жеребёнок - <text:span text:style-name="T59">ягодицы, что у ломовика!</text:span> - она задумалась. <text:span text:style-name="T53">- Так. Пегаску – на кухню. А этого… красавчика – к Дейдре.</text:span></text:p>
      <text:p text:style-name="P39"/>
      <text:p text:style-name="P49">***</text:p>
      <text:p text:style-name="P58"/>
      <text:p text:style-name="P61">Тема беседы просто вводила <text:span text:style-name="T76">тебя </text:span>в шок, <text:span text:style-name="T76">Хуман!</text:span> Вот уже битых полчаса розовогривая поняха втолковывала тебе, что ты должен присоединиться к племенному табуну жеребцов <text:span text:style-name="T87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61"/>
      <text:p text:style-name="P61">…</text:p>
      <text:p text:style-name="P61"/>
      <text:p text:style-name="P58"><text:soft-page-break/>- <text:span text:style-name="T69">Эй, но я же не пони! Какой вам от меня прок в таком </text:span><text:span text:style-name="T81">идиотском</text:span><text:span text:style-name="T69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58"/>
      <text:p text:style-name="P67"><text:span text:style-name="T89">Я аж передёрнул плечами. </text:span><text:span text:style-name="T85">Конеёбство</text:span><text:span text:style-name="T89"> – это, явно, не то занятие, чем ты занимался в прошлом и хотел бы заниматься в будущем, Хуман! </text:span></text:p>
      <text:p text:style-name="P67"><text:span text:style-name="T89">Поняха с недоверием смотрела на меня.</text:span></text:p>
      <text:p text:style-name="P66"/>
      <text:p text:style-name="P60">- <text:span text:style-name="T73">Хум, т</text:span>ы прикалываешься? Или та обломанная пегаска таки права, и ты действительно ни<text:span text:style-name="T104">чего</text:span> не <text:span text:style-name="T90">помнишь</text:span>?</text:p>
      <text:p text:style-name="P60"/>
      <text:p text:style-name="P62">Пон<text:span text:style-name="T87">ька</text:span> принялась загибать копыта, делая сброс через каждую пару:</text:p>
      <text:p text:style-name="P62"/>
      <text:p text:style-name="P63">- Во-первых, <text:span text:style-name="T87">полная </text:span>несовместимость видов – это миф, распространяемый последователями “<text:span text:style-name="T91">Торийской</text:span> <text:span text:style-name="T91">расы</text:span>”. <text:span text:style-name="T77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63"/>
      <text:p text:style-name="P63">…<text:span text:style-name="T88">Я истерически рассмеялся…</text:span></text:p>
      <text:p text:style-name="P63"/>
      <text:p text:style-name="P62">- Во-вторых, <text:span text:style-name="T78">шанс получения потомства можно поднять с помощью магического ритуала “Pornis erektus”. С этим сложнее, у нас в племени нет магов. Может, ты умеешь магичить, Хум?</text:span></text:p>
      <text:p text:style-name="P72"/>
      <text:p text:style-name="P73">Поняха с надеждой посмотрела на меня. Я с огромным облегчением отрицательно помотал головой.</text:p>
      <text:p text:style-name="P62"/>
      <text:p text:style-name="P70">- <text:span text:style-name="T93">В</text:span>-третьих, в твоём случае даже не столь важн<text:span text:style-name="T95">а</text:span> <text:span text:style-name="T95">свежая кровь</text:span>, как то, что ты – представитель совершенно иного племени. <text:span text:style-name="T78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0"/>
      <text:p text:style-name="P85">Дейдра мечтательно вздохнула.</text:p>
      <text:p text:style-name="P84"/>
      <text:p text:style-name="P84">- Может, ты тоже вождь своего племени, <text:span text:style-name="T79">Хум</text:span>? Какой у <text:span text:style-name="T79">тебя</text:span> талант? <text:span text:style-name="T79">Летать и магичить ты не умеешь. </text:span>Может, <text:span text:style-name="T79">т</text:span>ы <text:span text:style-name="T79">умеешь</text:span> <text:span text:style-name="T96">предсказывать погоду? Нам бы очень пригодилось в выращивании картохи. Может быть, ты даже умеешь </text:span><text:span text:style-name="T99">управлять облаками</text:span><text:span text:style-name="T96">? Мы б тогда пегасам показали копыто от плеча </text:span><text:span text:style-name="T97">вместо </text:span><text:span text:style-name="T96">четверт</text:span><text:span text:style-name="T98">и</text:span><text:span text:style-name="T96"> урожая за дождик после посевной!</text:span></text:p>
      <text:p text:style-name="P86"><text:soft-page-break/></text:p>
      <text:p text:style-name="P88">Я упорно помотал головой. <text:span text:style-name="T101">Дейдра пристально уставилась на меня, пытаясь рассмотреть мой талант. Наконец она ухмыльнулась кривой улыбкой.</text:span></text:p>
      <text:p text:style-name="P64"/>
      <text:p text:style-name="P71">- И, наконец, в-четвёртых, <text:span text:style-name="T100">лично</text:span> для меня аспект потомства совершенно не критичен. <text:span text:style-name="T80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60">- <text:span text:style-name="T102">Мне всё ещё непонятно, на кой чёрт я вам сдался? <text:s/>- наконец, подал голос я. - Почему вы зациклились на свежей крови? У вас что, своих жеребцов не хватает? Или они все – сплошь импотенты?</text:span></text:p>
      <text:p text:style-name="P89"/>
      <text:p text:style-name="P90">Розовая поняха заметно поскучнела.</text:p>
      <text:p text:style-name="P48"/>
      <text:p text:style-name="P48">- <text:span text:style-name="T10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трё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47"/>
      <text:p text:style-name="P52"><text:span text:style-name="T66">Розовогривая кобылка</text:span> вытащила зубами из-<text:span text:style-name="T60">за топчана</text:span> пузатую фляжку из тыквы <text:span text:style-name="T60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1"/>
      <text:p text:style-name="P50">- <text:span text:style-name="T60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0"/>
      <text:p text:style-name="P53">Дейдра уныло свесила голову.</text:p>
      <text:p text:style-name="P53"/>
      <text:p text:style-name="P53">- Если бы ты знал, как меня это <text:span text:style-name="T75">достало</text:span>! <text:span text:style-name="T61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53"/>
      <text:p text:style-name="P54"><text:span text:style-name="T71">Розовая к</text:span>обылка <text:span text:style-name="T67">вновь</text:span> сжала зубами горлышко и запрокинула бутылку. Послышалось долгое бульканье.</text:p>
      <text:p text:style-name="P50"/>
      <text:p text:style-name="P50">- <text:span text:style-name="T62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0"><text:soft-page-break/></text:p>
      <text:p text:style-name="P55">Дейдра в напускном ужасе округлила глаза и покрутила возле виска копытом. Кудряшки <text:span text:style-name="T68">её</text:span> гривы стали подозрительно <text:span text:style-name="T72">топорщиться</text:span> в разные стороны.</text:p>
      <text:p text:style-name="P54"/>
      <text:p text:style-name="P54">- Хум, они полностью <text:span text:style-name="T63">бананулись</text:span> на жеребятах! Абсолютно и безвозвратно! <text:span text:style-name="T63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56"/>
      <text:p text:style-name="P56">Кобылка завела глаза, сложила губы бантиком и произнесла фальцетом:</text:p>
      <text:p text:style-name="P56"/>
      <text:p text:style-name="P57">- <text:span text:style-name="T64">Дейдра, </text:span>тебе <text:span text:style-name="T64">п</text:span>ора заиметь своего покакунчика-посисюнчика, надо исполнить своё предназначение, <text:span text:style-name="T70">нам нужен преемник вождю,</text:span> песчинки-то падают, всем нужен покакунчик, не быть тебе полноценной без посисюнчика…</text:p>
      <text:p text:style-name="P56"/>
      <text:p text:style-name="P56">Дейдра с чувством приложилась лбом о стол. <text:span text:style-name="T105">Послышался треск. </text:span>Полупустая бутылка подпрыгнула и остановилась у самого края. <text:span text:style-name="T64">Я даже начал проникаться сочувствием к своей поработительнице.</text:span></text:p>
      <text:p text:style-name="P56"/>
      <text:p text:style-name="P54">- <text:span text:style-name="T64">Я лучше в пираты пойду, - пробормотала Дейдра с закрытыми глазами. -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корабль юнгой… Если будешь меня слушаться, то быстро станешь первым капитанским заместителем… А слушаться меня ты будешь, потому что я самая великая пи… Хр-р-р…</text:span></text:p>
      <text:p text:style-name="P54"/>
      <text:p text:style-name="P59"><text:span text:style-name="T65">Вместе с храпом изо рта великой пиратки вылетело три розовых пузыря. </text:span>Поняха явно перебрала с алкоголем.</text:p>
      <text:p text:style-name="P54"/>
      <text:p text:style-name="P87">***</text:p>
      <text:p text:style-name="P50"/>
      <text:p text:style-name="P74"/>
      <text:p text:style-name="P74"/>
      <text:p text:style-name="P74">&lt;Pornis erectus&gt;</text:p>
      <text:p text:style-name="P50">.</text:p>
      <text:p text:style-name="P50">.</text:p>
      <text:p text:style-name="P50">.</text:p>
      <text:p text:style-name="P50">.</text:p>
      <text:p text:style-name="P50">Я несмело улыбнулся ей.</text:p>
      <text:p text:style-name="P50">- Врядли… - начал было я…</text:p>
      <text:p text:style-name="P50"><text:soft-page-break/>- Папа! ОН СОГЛАСЕН!!!</text:p>
      <text:p text:style-name="P47"/>
      <text:p text:style-name="P47"/>
      <text:p text:style-name="P47"><text:line-break/>&lt;Хум убегает от пони, т.к. они связали его ноги (как и обещали), но не догадались связать руки&gt;</text:p>
      <text:p text:style-name="P92">&lt;Попадает в табун мамок и тёток, но его спасает Джет&gt;</text:p>
      <text:p text:style-name="P39"/>
      <text:p text:style-name="P33"/>
      <text:p text:style-name="P30">***</text:p>
      <text:p text:style-name="P28"/>
      <text:p text:style-name="P29">- <text:span text:style-name="T39">Ты опять за своё! - крик Джет прямо в ухо перемешал все воспоминания. - Выныривай! Они уже совсем близко!!!</text:span></text:p>
      <text:p text:style-name="P29"/>
      <text:p text:style-name="P36">Я содрогнулся, вскочил с земли и машинально забросил мешок на плёчо.</text:p>
      <text:p text:style-name="P28"/>
      <text:p text:style-name="P28">- <text:span text:style-name="T42">Идём.</text:span></text:p>
      <text:p text:style-name="P28"/>
      <text:p text:style-name="P28"/>
      <text:p text:style-name="P27"/>
      <text:p text:style-name="P75"/>
      <text:p text:style-name="P27"/>
      <text:p text:style-name="P23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1"/>
      <text:p text:style-name="P22">(<text:span text:style-name="T20">Джет</text:span> – единственная, кто помогает Хуману в этом времени. <text:span text:style-name="T27">За Хумом гонится ...</text:span>)</text:p>
      <text:p text:style-name="P77"/>
      <text:p text:style-name="P83">009 Sound System - Speak to Angels <text:span text:style-name="T94">(</text:span><text:a xlink:type="simple" xlink:href="https://www.youtube.com/watch?v=6rAkn9OZT0k" text:style-name="Internet_20_link" text:visited-style-name="Visited_20_Internet_20_Link"><text:span text:style-name="T94">https://www.youtube.com/watch?v=6rAkn9OZT0k</text:span></text:a><text:span text:style-name="T94">)</text:span></text:p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13T00:40:55.669429167</dc:date>
    <meta:editing-duration>P34DT1H36M29S</meta:editing-duration>
    <meta:editing-cycles>506</meta:editing-cycles>
    <meta:generator>LibreOffice/5.1.6.2$Linux_X86_64 LibreOffice_project/10m0$Build-2</meta:generator>
    <meta:document-statistic meta:table-count="0" meta:image-count="0" meta:object-count="0" meta:page-count="9" meta:paragraph-count="123" meta:word-count="2419" meta:character-count="15422" meta:non-whitespace-character-count="13090"/>
  </office:meta>
</office:document-meta>
</file>